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svg:stroke-width="0.081cm" svg:stroke-color="#ffffff" draw:marker-start-width="0.321cm" draw:marker-end-width="0.321cm" draw:fill="solid" draw:fill-color="#19191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9900" draw:fill="none" draw:fill-color="#ffffff" draw:textarea-horizontal-align="left" draw:auto-grow-height="true" draw:auto-grow-width="true" fo:min-height="0.502cm" fo:min-width="0.212cm"/>
    </style:style>
    <style:style style:name="gr5" style:family="graphic" style:parent-style-name="standard">
      <style:graphic-properties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0000" draw:marker-start-width="0.321cm" draw:marker-end-width="0.321cm" draw:fill="solid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53cm" svg:stroke-color="#729fc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3cm" fo:min-width="0.438cm"/>
    </style:style>
    <style:style style:name="gr9" style:family="graphic" style:parent-style-name="objectwithoutfill">
      <style:graphic-properties svg:stroke-width="0.053cm" svg:stroke-color="#d4ea6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438cm"/>
    </style:style>
    <style:style style:name="gr11" style:family="graphic" style:parent-style-name="standard">
      <style:graphic-properties draw:stroke="none" svg:stroke-color="#009900" draw:fill="none" draw:fill-color="#ffffff" draw:textarea-horizontal-align="left" draw:auto-grow-height="true" draw:auto-grow-width="true" fo:min-height="0.864cm" fo:min-width="0.523cm"/>
    </style:style>
    <style:style style:name="gr12" style:family="graphic" style:parent-style-name="standard">
      <style:graphic-properties svg:stroke-width="0.081cm" svg:stroke-color="#ffa6a6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a6a6" draw:marker-start-width="0.321cm" draw:marker-end-width="0.321cm" draw:fill="solid" draw:fill-color="#ffa6a6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ffff" draw:marker-start-width="0.321cm" draw:marker-end-width="0.321cm" draw:fill="solid" draw:fill-color="#191919" draw:textarea-horizontal-align="justify" draw:textarea-vertical-align="middle" draw:auto-grow-height="false" fo:min-height="1.42cm" fo:min-width="1.621cm" fo:padding-top="0.165cm" fo:padding-bottom="0.165cm" fo:padding-left="0.29cm" fo:padding-right="0.29cm"/>
    </style:style>
    <style:style style:name="P1" style:family="paragraph">
      <loext:graphic-properties draw:fill="solid" draw:fill-color="#191919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9900"/>
    </style:style>
    <style:style style:name="P3" style:family="paragraph">
      <style:text-properties fo:color="#ff0000"/>
    </style:style>
    <style:style style:name="P4" style:family="paragraph">
      <loext:graphic-properties draw:fill="none" draw:fill-color="#ffffff"/>
      <style:text-properties fo:color="#ff0000" fo:font-size="18pt"/>
    </style:style>
    <style:style style:name="P5" style:family="paragraph">
      <style:text-properties fo:color="#00ff00"/>
    </style:style>
    <style:style style:name="P6" style:family="paragraph">
      <loext:graphic-properties draw:fill="none" draw:fill-color="#ffffff"/>
      <style:text-properties fo:color="#00ff00" fo:font-size="18pt"/>
    </style:style>
    <style:style style:name="P7" style:family="paragraph">
      <style:text-properties fo:color="#0000ff"/>
    </style:style>
    <style:style style:name="P8" style:family="paragraph">
      <loext:graphic-properties draw:fill="none" draw:fill-color="#ffffff"/>
      <style:text-properties fo:color="#0000ff" fo:font-size="18pt"/>
    </style:style>
    <style:style style:name="P9" style:family="paragraph">
      <loext:graphic-properties draw:fill="none" draw:fill-color="#ff0000"/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text-properties fo:color="#729fcf" fo:font-size="15pt" style:font-size-asian="15pt" style:font-size-complex="15pt"/>
    </style:style>
    <style:style style:name="P13" style:family="paragraph">
      <loext:graphic-properties draw:fill="none" draw:fill-color="#ffffff"/>
      <style:text-properties fo:color="#d4ea6b" fo:font-size="15pt" style:font-size-asian="15pt" style:font-size-complex="15pt"/>
    </style:style>
    <style:style style:name="P14" style:family="paragraph">
      <style:text-properties fo:color="#ffa6a6"/>
    </style:style>
    <style:style style:name="P15" style:family="paragraph">
      <loext:graphic-properties draw:fill="none" draw:fill-color="#ffffff"/>
      <style:text-properties fo:color="#ffa6a6" fo:font-size="18pt"/>
    </style:style>
    <style:style style:name="P16" style:family="paragraph">
      <loext:graphic-properties draw:fill="solid" draw:fill-color="#ffa6a6"/>
      <style:paragraph-properties fo:text-align="center"/>
    </style:style>
    <style:style style:name="T1" style:family="text">
      <style:text-properties fo:color="#ff0000" fo:font-size="18pt"/>
    </style:style>
    <style:style style:name="T2" style:family="text">
      <style:text-properties fo:color="#ff0000" style:text-position="-33% 58%" fo:font-size="18pt"/>
    </style:style>
    <style:style style:name="T3" style:family="text">
      <style:text-properties fo:color="#00ff00" style:text-position="0% 100%" fo:font-size="18pt"/>
    </style:style>
    <style:style style:name="T4" style:family="text">
      <style:text-properties fo:color="#00ff00" style:text-position="-33% 58%" fo:font-size="18pt"/>
    </style:style>
    <style:style style:name="T5" style:family="text">
      <style:text-properties fo:color="#0000ff" style:text-position="0% 100%" fo:font-size="18pt"/>
    </style:style>
    <style:style style:name="T6" style:family="text">
      <style:text-properties fo:color="#0000ff" style:text-position="-33% 58%" fo:font-size="18pt"/>
    </style:style>
    <style:style style:name="T7" style:family="text">
      <style:text-properties fo:color="#729fcf" style:text-position="0% 100%" fo:font-size="15pt" style:font-size-asian="15pt" style:font-size-complex="15pt"/>
    </style:style>
    <style:style style:name="T8" style:family="text">
      <style:text-properties fo:color="#729fcf" style:text-position="-33% 58%" fo:font-size="15pt" style:font-size-asian="15pt" style:font-size-complex="15pt"/>
    </style:style>
    <style:style style:name="T9" style:family="text">
      <style:text-properties fo:color="#d4ea6b" style:text-position="0% 100%" fo:font-size="15pt" style:font-size-asian="15pt" style:font-size-complex="15pt"/>
    </style:style>
    <style:style style:name="T10" style:family="text">
      <style:text-properties fo:color="#d4ea6b" style:text-position="-33% 58%" fo:font-size="15pt" style:font-size-asian="15pt" style:font-size-complex="15pt"/>
    </style:style>
    <style:style style:name="T11" style:family="text">
      <style:text-properties fo:color="#ffa6a6" fo:font-size="18pt"/>
    </style:style>
    <style:style style:name="T12" style:family="text">
      <style:text-properties fo:color="#ffa6a6" style:text-position="-33%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custom-shape draw:style-name="gr1" draw:text-style-name="P1" draw:layer="layout" svg:width="2.2cm" svg:height="2.8cm" svg:x="4.9cm" svg:y="4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1.567cm" svg:y1="9.475cm" svg:x2="1.567cm" svg:y2="6.234cm">
          <text:p/>
        </draw:line>
        <draw:line draw:style-name="gr3" draw:text-style-name="P2" draw:layer="layout" svg:x1="1.567cm" svg:y1="9.475cm" svg:x2="4.977cm" svg:y2="9.483cm">
          <text:p/>
        </draw:line>
        <draw:frame draw:style-name="gr4" draw:text-style-name="P4" draw:layer="layout" svg:width="1.023cm" svg:height="1.114cm" svg:x="1.289cm" svg:y="9.686cm">
          <draw:text-box>
            <text:p text:style-name="P3"><text:span text:style-name="T1">x</text:span><text:span text:style-name="T2">0</text:span></text:p>
          </draw:text-box>
        </draw:frame>
        <draw:frame draw:style-name="gr4" draw:text-style-name="P6" draw:layer="layout" svg:width="1.023cm" svg:height="1.114cm" svg:x="5cm" svg:y="9.086cm">
          <draw:text-box>
            <text:p text:style-name="P5"><text:span text:style-name="T3">y</text:span><text:span text:style-name="T4">0</text:span></text:p>
          </draw:text-box>
        </draw:frame>
        <draw:frame draw:style-name="gr4" draw:text-style-name="P8" draw:layer="layout" svg:width="1.023cm" svg:height="1.114cm" svg:x="1.428cm" svg:y="5.424cm">
          <draw:text-box>
            <text:p text:style-name="P7"><text:span text:style-name="T5">z</text:span><text:span text:style-name="T6">0</text:span></text:p>
          </draw:text-box>
        </draw:frame>
        <draw:custom-shape draw:style-name="gr5" draw:text-style-name="P9" draw:layer="layout" svg:width="0.417cm" svg:height="0.405cm" svg:x="1.359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139cm" svg:height="0.135cm" svg:x="1.498cm" svg:y="9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6cm" svg:y1="5.8cm" svg:x2="6cm" svg:y2="2.9cm">
          <text:p/>
        </draw:line>
        <draw:frame draw:style-name="gr8" draw:text-style-name="P12" draw:layer="layout" svg:width="1.175cm" svg:height="0.966cm" svg:x="5.562cm" svg:y="1.934cm">
          <draw:text-box>
            <text:p><text:span text:style-name="T7">z</text:span><text:span text:style-name="T8">obj</text:span></text:p>
          </draw:text-box>
        </draw:frame>
        <draw:line draw:style-name="gr9" draw:text-style-name="P11" draw:layer="layout" svg:x1="6cm" svg:y1="5.8cm" svg:x2="9.1cm" svg:y2="5.8cm">
          <text:p/>
        </draw:line>
        <draw:frame draw:style-name="gr10" draw:text-style-name="P13" draw:layer="layout" svg:width="1.175cm" svg:height="0.966cm" svg:x="9cm" svg:y="5.334cm">
          <draw:text-box>
            <text:p><text:span text:style-name="T9">y</text:span><text:span text:style-name="T10">obj</text:span></text:p>
          </draw:text-box>
        </draw:frame>
        <draw:frame draw:style-name="gr11" draw:text-style-name="P15" draw:layer="layout" svg:width="1.307cm" svg:height="1.114cm" svg:x="5.7cm" svg:y="6.005cm">
          <draw:text-box>
            <text:p text:style-name="P14"><text:span text:style-name="T11">x</text:span><text:span text:style-name="T12">obj</text:span></text:p>
          </draw:text-box>
        </draw:frame>
        <draw:custom-shape draw:style-name="gr12" draw:text-style-name="P9" draw:layer="layout" svg:width="0.417cm" svg:height="0.405cm" svg:x="5.7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139cm" svg:height="0.135cm" svg:x="5.909cm" svg:y="5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redefinição">
        <draw:line draw:style-name="gr2" draw:text-style-name="P2" draw:layer="layout" svg:x1="1.567cm" svg:y1="9.475cm" svg:x2="1.567cm" svg:y2="6.234cm">
          <text:p/>
        </draw:line>
        <draw:line draw:style-name="gr3" draw:text-style-name="P2" draw:layer="layout" svg:x1="1.567cm" svg:y1="9.475cm" svg:x2="4.977cm" svg:y2="9.483cm">
          <text:p/>
        </draw:line>
        <draw:frame draw:style-name="gr4" draw:text-style-name="P4" draw:layer="layout" svg:width="1.023cm" svg:height="1.114cm" svg:x="1.289cm" svg:y="9.686cm">
          <draw:text-box>
            <text:p text:style-name="P3"><text:span text:style-name="T1">x</text:span><text:span text:style-name="T2">0</text:span></text:p>
          </draw:text-box>
        </draw:frame>
        <draw:frame draw:style-name="gr4" draw:text-style-name="P6" draw:layer="layout" svg:width="1.023cm" svg:height="1.114cm" svg:x="5cm" svg:y="9.086cm">
          <draw:text-box>
            <text:p text:style-name="P5"><text:span text:style-name="T3">y</text:span><text:span text:style-name="T4">0</text:span></text:p>
          </draw:text-box>
        </draw:frame>
        <draw:frame draw:style-name="gr4" draw:text-style-name="P8" draw:layer="layout" svg:width="1.023cm" svg:height="1.114cm" svg:x="1.428cm" svg:y="5.424cm">
          <draw:text-box>
            <text:p text:style-name="P7"><text:span text:style-name="T5">z</text:span><text:span text:style-name="T6">0</text:span></text:p>
          </draw:text-box>
        </draw:frame>
        <draw:custom-shape draw:style-name="gr5" draw:text-style-name="P9" draw:layer="layout" svg:width="0.417cm" svg:height="0.405cm" svg:x="1.359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139cm" svg:height="0.135cm" svg:x="1.498cm" svg:y="9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2cm" svg:height="2.8cm" draw:transform="rotate (-0.782780169519457) translate (8.175cm 5.1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11" draw:layer="layout" svg:x1="7.896cm" svg:y1="6.949cm" svg:x2="9.941cm" svg:y2="4.893cm">
          <text:p/>
        </draw:line>
        <draw:frame draw:style-name="gr8" draw:text-style-name="P12" draw:layer="layout" svg:width="1.175cm" svg:height="0.966cm" svg:x="9.835cm" svg:y="4.09cm">
          <draw:text-box>
            <text:p><text:span text:style-name="T7">z</text:span><text:span text:style-name="T8">obj</text:span></text:p>
          </draw:text-box>
        </draw:frame>
        <draw:line draw:style-name="gr9" draw:text-style-name="P11" draw:layer="layout" svg:x1="7.896cm" svg:y1="6.949cm" svg:x2="10.094cm" svg:y2="9.135cm">
          <text:p/>
        </draw:line>
        <draw:frame draw:style-name="gr10" draw:text-style-name="P13" draw:layer="layout" svg:width="1.175cm" svg:height="0.966cm" svg:x="9.875cm" svg:y="8.925cm">
          <draw:text-box>
            <text:p><text:span text:style-name="T9">y</text:span><text:span text:style-name="T10">obj</text:span></text:p>
          </draw:text-box>
        </draw:frame>
        <draw:frame draw:style-name="gr11" draw:text-style-name="P15" draw:layer="layout" svg:width="1.307cm" svg:height="1.114cm" svg:x="6.998cm" svg:y="7.081cm">
          <draw:text-box>
            <text:p text:style-name="P14"><text:span text:style-name="T11">x</text:span><text:span text:style-name="T12">obj</text:span></text:p>
          </draw:text-box>
        </draw:frame>
        <draw:custom-shape draw:style-name="gr12" draw:text-style-name="P9" draw:layer="layout" svg:width="0.417cm" svg:height="0.405cm" draw:transform="rotate (-0.782780169519457) translate (7.874cm 6.6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139cm" svg:height="0.135cm" draw:transform="rotate (-0.782780169519457) translate (7.878cm 6.8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Predefinição">
        <draw:line draw:style-name="gr2" draw:text-style-name="P2" draw:layer="layout" svg:x1="1.567cm" svg:y1="9.475cm" svg:x2="1.567cm" svg:y2="6.234cm">
          <text:p/>
        </draw:line>
        <draw:line draw:style-name="gr3" draw:text-style-name="P2" draw:layer="layout" svg:x1="1.567cm" svg:y1="9.475cm" svg:x2="4.977cm" svg:y2="9.483cm">
          <text:p/>
        </draw:line>
        <draw:frame draw:style-name="gr4" draw:text-style-name="P4" draw:layer="layout" svg:width="1.023cm" svg:height="1.114cm" svg:x="1.289cm" svg:y="9.686cm">
          <draw:text-box>
            <text:p text:style-name="P3"><text:span text:style-name="T1">x</text:span><text:span text:style-name="T2">0</text:span></text:p>
          </draw:text-box>
        </draw:frame>
        <draw:frame draw:style-name="gr4" draw:text-style-name="P6" draw:layer="layout" svg:width="1.023cm" svg:height="1.114cm" svg:x="5cm" svg:y="9.086cm">
          <draw:text-box>
            <text:p text:style-name="P5"><text:span text:style-name="T3">y</text:span><text:span text:style-name="T4">0</text:span></text:p>
          </draw:text-box>
        </draw:frame>
        <draw:frame draw:style-name="gr4" draw:text-style-name="P8" draw:layer="layout" svg:width="1.023cm" svg:height="1.114cm" svg:x="1.428cm" svg:y="5.424cm">
          <draw:text-box>
            <text:p text:style-name="P7"><text:span text:style-name="T5">z</text:span><text:span text:style-name="T6">0</text:span></text:p>
          </draw:text-box>
        </draw:frame>
        <draw:custom-shape draw:style-name="gr5" draw:text-style-name="P9" draw:layer="layout" svg:width="0.417cm" svg:height="0.405cm" svg:x="1.359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139cm" svg:height="0.135cm" svg:x="1.498cm" svg:y="9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" draw:text-style-name="P1" draw:layer="layout" svg:width="2.2cm" svg:height="2.8cm" draw:transform="rotate (0.577005850709324) translate (0.986cm 3.85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11" draw:layer="layout" svg:x1="2.726cm" svg:y1="4.512cm" svg:x2="1.144cm" svg:y2="2.082cm">
            <text:p/>
          </draw:line>
          <draw:frame draw:style-name="gr8" draw:text-style-name="P12" draw:layer="layout" svg:width="1.175cm" svg:height="0.966cm" svg:x="0.437cm" svg:y="1.178cm">
            <draw:text-box>
              <text:p><text:span text:style-name="T7">z</text:span><text:span text:style-name="T8">obj</text:span></text:p>
            </draw:text-box>
          </draw:frame>
          <draw:line draw:style-name="gr9" draw:text-style-name="P11" draw:layer="layout" svg:x1="2.726cm" svg:y1="4.512cm" svg:x2="5.324cm" svg:y2="2.821cm">
            <text:p/>
          </draw:line>
          <draw:frame draw:style-name="gr10" draw:text-style-name="P13" draw:layer="layout" svg:width="1.175cm" svg:height="0.966cm" svg:x="5.174cm" svg:y="2.151cm">
            <draw:text-box>
              <text:p><text:span text:style-name="T9">y</text:span><text:span text:style-name="T10">obj</text:span></text:p>
            </draw:text-box>
          </draw:frame>
          <draw:frame draw:style-name="gr11" draw:text-style-name="P15" draw:layer="layout" svg:width="1.307cm" svg:height="1.114cm" svg:x="2.807cm" svg:y="4.479cm">
            <draw:text-box>
              <text:p text:style-name="P14"><text:span text:style-name="T11">x</text:span><text:span text:style-name="T12">obj</text:span></text:p>
            </draw:text-box>
          </draw:frame>
          <draw:custom-shape draw:style-name="gr12" draw:text-style-name="P9" draw:layer="layout" svg:width="0.417cm" svg:height="0.405cm" draw:transform="rotate (0.577005850709324) translate (2.424cm 4.4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6" draw:layer="layout" svg:width="0.139cm" svg:height="0.135cm" draw:transform="rotate (0.577005850709324) translate (2.614cm 4.5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04T19:11:55.518000000</dc:date>
    <meta:editing-duration>PT23H6M34S</meta:editing-duration>
    <meta:editing-cycles>14</meta:editing-cycles>
    <meta:generator>LibreOffice/6.2.7.1$Windows_X86_64 LibreOffice_project/23edc44b61b830b7d749943e020e96f5a7df63bf</meta:generator>
    <meta:document-statistic meta:object-count="46"/>
  </office:meta>
</office:document-meta>
</file>